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officeooo:paragraph-rsid="000f8cf5" style:language-asian="ja" style:country-asian="JP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officeooo:paragraph-rsid="000f8cf5" style:language-asian="ja" style:country-asian="JP"/>
    </style:style>
    <style:style style:name="P4" style:family="paragraph" style:parent-style-name="Standard">
      <style:text-properties officeooo:paragraph-rsid="000f8cf5"/>
    </style:style>
    <style:style style:name="P5" style:family="paragraph" style:parent-style-name="関数について">
      <style:text-properties officeooo:paragraph-rsid="000f8cf5"/>
    </style:style>
    <style:style style:name="P6" style:family="paragraph" style:parent-style-name="関数について">
      <style:text-properties officeooo:paragraph-rsid="00118977"/>
    </style:style>
    <style:style style:name="P7" style:family="paragraph" style:parent-style-name="関数について">
      <style:text-properties officeooo:rsid="00118977" officeooo:paragraph-rsid="00118977"/>
    </style:style>
    <style:style style:name="P8" style:family="paragraph" style:parent-style-name="関数について">
      <style:text-properties officeooo:paragraph-rsid="00118977" style:language-asian="ja" style:country-asian="JP"/>
    </style:style>
    <style:style style:name="P9" style:family="paragraph" style:parent-style-name="項目2行目">
      <style:paragraph-properties fo:margin-left="0cm" fo:margin-right="0cm" fo:text-indent="0cm" style:auto-text-indent="false"/>
      <style:text-properties officeooo:rsid="00118977" officeooo:paragraph-rsid="00118977"/>
    </style:style>
    <style:style style:name="P10" style:family="paragraph" style:parent-style-name="表紙見出し">
      <style:text-properties officeooo:paragraph-rsid="000f8cf5"/>
    </style:style>
    <style:style style:name="P11" style:family="paragraph" style:parent-style-name="表紙見出し">
      <style:text-properties fo:font-size="12pt" officeooo:paragraph-rsid="000f8cf5" style:font-name-asian="ＭＳ 明朝" style:font-size-asian="12pt" style:language-asian="ja" style:country-asian="JP" style:font-size-complex="12pt"/>
    </style:style>
    <style:style style:name="P12" style:family="paragraph" style:parent-style-name="表紙タイトル">
      <style:text-properties style:font-name="ＭＳ 明朝" fo:font-size="20pt" fo:font-weight="bold" officeooo:paragraph-rsid="000f8cf5" style:font-name-asian="ＭＳ 明朝" style:font-size-asian="20pt" style:font-weight-asian="bold" style:font-size-complex="20pt" style:font-weight-complex="bold"/>
    </style:style>
    <style:style style:name="P13" style:family="paragraph" style:parent-style-name="表紙タイトル">
      <style:text-properties style:font-name="ＭＳ 明朝" fo:font-size="20pt" fo:font-weight="bold" officeooo:paragraph-rsid="00162362" style:font-name-asian="ＭＳ 明朝" style:font-size-asian="20pt" style:font-weight-asian="bold" style:font-size-complex="20pt" style:font-weight-complex="bold"/>
    </style:style>
    <style:style style:name="P14" style:family="paragraph" style:parent-style-name="表紙見出し" style:master-page-name="First_20_Page">
      <style:paragraph-properties style:page-number="auto"/>
      <style:text-properties officeooo:paragraph-rsid="000f8cf5"/>
    </style:style>
    <style:style style:name="P15" style:family="paragraph" style:parent-style-name="関数について" style:master-page-name="Standard">
      <style:paragraph-properties style:page-number="1" fo:break-before="page"/>
      <style:text-properties officeooo:paragraph-rsid="000f8cf5"/>
    </style:style>
    <style:style style:name="T1" style:family="text">
      <style:text-properties style:language-asian="ja" style:country-asian="JP"/>
    </style:style>
    <style:style style:name="T2" style:family="text">
      <style:text-properties officeooo:rsid="00118977" style:language-asian="ja" style:country-asian="JP"/>
    </style:style>
    <style:style style:name="T3" style:family="text">
      <style:text-properties officeooo:rsid="00118977"/>
    </style:style>
    <style:style style:name="T4" style:family="text">
      <style:text-properties officeooo:rsid="0016236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12">ボルグシステム</text:p>
      <text:p text:style-name="P13"><text:span text:style-name="T4">受発注画面 画面関係 </text:span>関数仕様書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株式会社デジタルデザインシンク</text:p>
      <text:p text:style-name="P15">1.</text:p>
      <text:p text:style-name="P6">関数名:<text:span text:style-name="T3">createDialog(dialogName, openButton)</text:span></text:p>
      <text:p text:style-name="P6">引数 <text:s/>:</text:p>
      <text:p text:style-name="P9"><text:s/>dialogName <text:span text:style-name="T1">:</text:span> ダイアログのセレクタ名</text:p>
      <text:p text:style-name="P9"><text:s/>openButton : ダイアログを開くためのボタン</text:p>
      <text:p text:style-name="P5">戻り値:なし</text:p>
      <text:p text:style-name="P6">概要 <text:s/>:<text:span text:style-name="T2">第二引数のボタンをクリックすると第一引数の要素が</text:span><text:span text:style-name="T3">ダイアログ</text:span><text:span text:style-name="T2">として表示される</text:span></text:p>
      <text:p text:style-name="P4"/>
      <text:p text:style-name="P5">2.</text:p>
      <text:p text:style-name="P6">関数名:<text:span text:style-name="T3">setOptionValue</text:span><text:span text:style-name="T2">()</text:span></text:p>
      <text:p text:style-name="P5">引数 <text:s/>:<text:span text:style-name="T1">なし</text:span></text:p>
      <text:p text:style-name="P5">戻り値:なし</text:p>
      <text:p text:style-name="P5">概要 <text:s/>:<text:span text:style-name="T1">optionタグのvalue属性を画面に表示されているoptionタグの文字列の値に設定する</text:span></text:p>
      <text:p text:style-name="P4"><text:tab/></text:p>
      <text:p text:style-name="P5">3.</text:p>
      <text:p text:style-name="P6">関数名:<text:span text:style-name="T3">setAddButtonLink(selector, link)</text:span></text:p>
      <text:p text:style-name="P5">引数 <text:s/>:</text:p>
      <text:p text:style-name="P7"><text:s text:c="2"/>selector<text:span text:style-name="T1"> </text:span>: addbutton<text:span text:style-name="T1">クラスを持つ</text:span>セレクター名</text:p>
      <text:p text:style-name="P7"><text:s text:c="2"/>link <text:s/><text:tab/><text:span text:style-name="T1">　　</text:span>: href属性の値</text:p>
      <text:p text:style-name="P5">戻り値:なし</text:p>
      <text:p text:style-name="P5">概要 <text:s/>:<text:span text:style-name="T1">追加ボタンの親要素であるaタグに対して第二引数の値をhref属性に設定する</text:span></text:p>
      <text:p text:style-name="P4"><text:tab/><text:tab/></text:p>
      <text:p text:style-name="P5">4.<text:tab/><text:tab/></text:p>
      <text:p text:style-name="P6">関数名:<text:span text:style-name="T3">funcTab()</text:span></text:p>
      <text:p text:style-name="P5">引数 <text:s/>:なし</text:p>
      <text:p text:style-name="P5">戻り値:なし</text:p>
      <text:p text:style-name="P5">概要 <text:s/>:<text:span text:style-name="T1">タブ機能を実装する</text:span></text:p>
      <text:p text:style-name="P4"/>
      <text:p text:style-name="P5">5.</text:p>
      <text:p text:style-name="P6">関数名:<text:span text:style-name="T3">setCalendar</text:span></text:p>
      <text:p text:style-name="P5">引数 <text:s/>:なし</text:p>
      <text:p text:style-name="P5">戻り値:なし</text:p>
      <text:p text:style-name="P5">概要 <text:s/>:<text:span text:style-name="T1">datepickerメソッドを用いてdateboxクラスに対してカレンダー機能を実装する</text:span></text:p>
      <text:p text:style-name="P4"/>
      <text:p text:style-name="P4"/>
      <text:p text:style-name="P4">6.</text:p>
      <text:p text:style-name="P6"><text:soft-page-break/>関数名:<text:span text:style-name="T3">setName(targetArray)</text:span></text:p>
      <text:p text:style-name="P6">引数 <text:s/>:<text:span text:style-name="T3">targetArray : name属性を設定するための値が入っている連想配列</text:span></text:p>
      <text:p text:style-name="P5">戻り値:なし</text:p>
      <text:p text:style-name="P6">概要 <text:s/>:<text:span text:style-name="T1">テキストボックスのname属性を設定するために、テキストボックスの文字列を</text:span></text:p>
      <text:p text:style-name="P8">　　　　第一引数の連想配列keyとしてname属性を設定する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メイリオ" svg:font-family="メイリオ" style:font-adornments="標準" style:font-pitch="variable"/>
    <style:font-face style:name="ＭＳ 明朝" svg:font-family="'ＭＳ 明朝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表紙" style:family="paragraph" style:parent-style-name="Standard"/>
    <style:style style:name="表紙見出し" style:family="paragraph" style:parent-style-name="表紙" style:master-page-name="">
      <style:paragraph-properties fo:line-height="100%" fo:text-align="end" style:justify-single-word="false" style:page-number="auto"/>
      <style:text-properties fo:font-size="14pt" style:font-size-asian="14.5pt"/>
    </style:style>
    <style:style style:name="表紙タイトル" style:family="paragraph" style:parent-style-name="表紙">
      <style:paragraph-properties fo:text-align="center" style:justify-single-word="false"/>
      <style:text-properties fo:font-size="24pt" style:font-size-asian="24pt"/>
    </style:style>
    <style:style style:name="仕様書" style:family="paragraph" style:parent-style-name="Standard">
      <style:text-properties style:font-name="メイリオ" fo:font-family="メイリオ" style:font-style-name="標準" style:font-pitch="variable" style:font-size-asian="10.5pt"/>
    </style:style>
    <style:style style:name="関数について" style:family="paragraph" style:parent-style-name="仕様書">
      <style:paragraph-properties fo:padding="0.049cm" fo:border-left="none" fo:border-right="none" fo:border-top="none" fo:border-bottom="0.06pt solid #000000" style:shadow="none"/>
      <style:text-properties fo:font-size="10.5pt" style:font-size-asian="10.5pt"/>
    </style:style>
    <style:style style:name="項目2行目" style:family="paragraph" style:parent-style-name="関数について">
      <style:paragraph-properties fo:margin-left="0cm" fo:margin-right="0cm" fo:text-indent="1cm" style:auto-text-indent="false"/>
      <style:text-properties fo:font-size="10.5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4T21:58:53.289000000</meta:creation-date>
    <dc:date>2015-07-09T17:52:20.983000000</dc:date>
    <meta:editing-duration>PT34M9S</meta:editing-duration>
    <meta:editing-cycles>12</meta:editing-cycles>
    <meta:generator>LibreOffice/4.3.5.2$Windows_x86 LibreOffice_project/3a87456aaa6a95c63eea1c1b3201acedf0751bd5</meta:generator>
    <meta:document-statistic meta:table-count="0" meta:image-count="0" meta:object-count="0" meta:page-count="4" meta:paragraph-count="41" meta:word-count="415" meta:character-count="693" meta:non-whitespace-character-count="636"/>
  </office:meta>
</office:document-meta>
</file>